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153in" style:rel-column-width="12447*"/>
    </style:style>
    <style:style style:name="Table1.B" style:family="table-column">
      <style:table-column-properties style:column-width="5.6097in" style:rel-column-width="5308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63518" officeooo:paragraph-rsid="00063518"/>
    </style:style>
    <style:style style:name="P2" style:family="paragraph" style:parent-style-name="Standard">
      <style:text-properties officeooo:rsid="00067bfc" officeooo:paragraph-rsid="00067bfc"/>
    </style:style>
    <style:style style:name="P3" style:family="paragraph" style:parent-style-name="Table_20_Contents">
      <style:text-properties officeooo:rsid="00067bfc" officeooo:paragraph-rsid="00067bfc"/>
    </style:style>
    <style:style style:name="P4" style:family="paragraph" style:parent-style-name="Table_20_Contents">
      <style:text-properties fo:font-weight="bold" officeooo:rsid="00067bfc" officeooo:paragraph-rsid="00067bfc" style:font-weight-asian="bold" style:font-weight-complex="bold"/>
    </style:style>
    <style:style style:name="P5" style:family="paragraph" style:parent-style-name="Table_20_Contents">
      <style:text-properties fo:font-weight="bold" officeooo:rsid="0008b0a4" officeooo:paragraph-rsid="0008b0a4" style:font-weight-asian="bold" style:font-weight-complex="bold"/>
    </style:style>
    <style:style style:name="P6" style:family="paragraph" style:parent-style-name="Table_20_Contents">
      <style:text-properties fo:font-weight="bold" officeooo:rsid="0007b222" officeooo:paragraph-rsid="0007b222" style:font-weight-asian="bold" style:font-weight-complex="bold"/>
    </style:style>
    <style:style style:name="P7" style:family="paragraph" style:parent-style-name="Table_20_Contents">
      <style:text-properties fo:font-weight="bold" officeooo:rsid="000a9465" officeooo:paragraph-rsid="000a9465" style:font-weight-asian="bold" style:font-weight-complex="bold"/>
    </style:style>
    <style:style style:name="P8" style:family="paragraph" style:parent-style-name="Table_20_Contents">
      <style:text-properties fo:font-weight="bold" officeooo:rsid="0011e9ab" officeooo:paragraph-rsid="0011e9ab" style:font-weight-asian="bold" style:font-weight-complex="bold"/>
    </style:style>
    <style:style style:name="P9" style:family="paragraph" style:parent-style-name="Table_20_Contents">
      <style:text-properties fo:font-weight="bold" officeooo:rsid="0014be7a" officeooo:paragraph-rsid="0014be7a" style:font-weight-asian="bold" style:font-weight-complex="bold"/>
    </style:style>
    <style:style style:name="P10" style:family="paragraph" style:parent-style-name="Table_20_Contents">
      <style:text-properties fo:font-weight="bold" officeooo:rsid="00238eb2" officeooo:paragraph-rsid="00238eb2" style:font-weight-asian="bold" style:font-weight-complex="bold"/>
    </style:style>
    <style:style style:name="P11" style:family="paragraph" style:parent-style-name="Table_20_Contents">
      <style:text-properties officeooo:rsid="0007b222" officeooo:paragraph-rsid="0007b222"/>
    </style:style>
    <style:style style:name="P12" style:family="paragraph" style:parent-style-name="Table_20_Contents">
      <style:text-properties officeooo:rsid="0008b0a4" officeooo:paragraph-rsid="0008b0a4"/>
    </style:style>
    <style:style style:name="P13" style:family="paragraph" style:parent-style-name="Table_20_Contents">
      <style:text-properties officeooo:rsid="000a9465" officeooo:paragraph-rsid="000a9465"/>
    </style:style>
    <style:style style:name="P14" style:family="paragraph" style:parent-style-name="Table_20_Contents">
      <style:text-properties officeooo:rsid="000bbbfa" officeooo:paragraph-rsid="000bbbfa"/>
    </style:style>
    <style:style style:name="P15" style:family="paragraph" style:parent-style-name="Table_20_Contents">
      <style:text-properties officeooo:rsid="000c0a62" officeooo:paragraph-rsid="000c0a62"/>
    </style:style>
    <style:style style:name="P16" style:family="paragraph" style:parent-style-name="Table_20_Contents">
      <style:text-properties officeooo:rsid="000df6ad" officeooo:paragraph-rsid="000df6ad"/>
    </style:style>
    <style:style style:name="P17" style:family="paragraph" style:parent-style-name="Table_20_Contents">
      <style:text-properties officeooo:rsid="000eb412" officeooo:paragraph-rsid="000eb412"/>
    </style:style>
    <style:style style:name="P18" style:family="paragraph" style:parent-style-name="Table_20_Contents">
      <style:text-properties officeooo:rsid="0011e9ab" officeooo:paragraph-rsid="0011e9ab"/>
    </style:style>
    <style:style style:name="P19" style:family="paragraph" style:parent-style-name="Table_20_Contents">
      <style:text-properties officeooo:rsid="0014be7a" officeooo:paragraph-rsid="0014be7a"/>
    </style:style>
    <style:style style:name="P20" style:family="paragraph" style:parent-style-name="Table_20_Contents">
      <style:text-properties officeooo:rsid="00156cd6" officeooo:paragraph-rsid="00156cd6"/>
    </style:style>
    <style:style style:name="P21" style:family="paragraph" style:parent-style-name="Table_20_Contents">
      <style:text-properties officeooo:rsid="00238eb2" officeooo:paragraph-rsid="00238eb2"/>
    </style:style>
    <style:style style:name="P22" style:family="paragraph" style:parent-style-name="Table_20_Contents">
      <style:text-properties officeooo:rsid="0034e9b4" officeooo:paragraph-rsid="0034e9b4"/>
    </style:style>
    <style:style style:name="P23" style:family="paragraph" style:parent-style-name="Table_20_Contents">
      <style:text-properties officeooo:rsid="00067bfc" officeooo:paragraph-rsid="00067bfc"/>
    </style:style>
    <style:style style:name="P24" style:family="paragraph" style:parent-style-name="Table_20_Contents">
      <style:text-properties officeooo:rsid="00067bfc" officeooo:paragraph-rsid="0034e9b4"/>
    </style:style>
    <style:style style:name="P25" style:family="paragraph" style:parent-style-name="Table_20_Contents">
      <style:text-properties fo:font-weight="bold" officeooo:rsid="0007b222" officeooo:paragraph-rsid="0007b222" style:font-weight-asian="bold" style:font-weight-complex="bold"/>
    </style:style>
    <style:style style:name="P26" style:family="paragraph" style:parent-style-name="Table_20_Contents">
      <style:text-properties fo:font-weight="bold" officeooo:rsid="00067bfc" officeooo:paragraph-rsid="00359f86" style:font-weight-asian="bold" style:font-weight-complex="bold"/>
    </style:style>
    <style:style style:name="P27" style:family="paragraph" style:parent-style-name="Table_20_Contents">
      <style:text-properties fo:font-weight="bold" officeooo:rsid="00359f86" officeooo:paragraph-rsid="00359f86" style:font-weight-asian="bold" style:font-weight-complex="bold"/>
    </style:style>
    <style:style style:name="P28" style:family="paragraph" style:parent-style-name="Table_20_Contents">
      <style:text-properties fo:font-weight="bold" officeooo:rsid="003631f0" officeooo:paragraph-rsid="003631f0" style:font-weight-asian="bold" style:font-weight-complex="bold"/>
    </style:style>
    <style:style style:name="P29" style:family="paragraph" style:parent-style-name="Table_20_Contents">
      <style:text-properties fo:font-weight="bold" officeooo:rsid="00375300" officeooo:paragraph-rsid="00375300" style:font-weight-asian="bold" style:font-weight-complex="bold"/>
    </style:style>
    <style:style style:name="P30" style:family="paragraph" style:parent-style-name="Table_20_Contents">
      <style:text-properties fo:font-weight="bold" officeooo:rsid="000a9465" officeooo:paragraph-rsid="000a9465" style:font-weight-asian="bold" style:font-weight-complex="bold"/>
    </style:style>
    <style:style style:name="P31" style:family="paragraph" style:parent-style-name="Table_20_Contents">
      <style:text-properties fo:font-weight="bold" officeooo:rsid="0039e3b1" officeooo:paragraph-rsid="0039e3b1" style:font-weight-asian="bold" style:font-weight-complex="bold"/>
    </style:style>
    <style:style style:name="P32" style:family="paragraph" style:parent-style-name="Table_20_Contents">
      <style:text-properties fo:font-weight="bold" officeooo:rsid="003af5de" officeooo:paragraph-rsid="003af5de" style:font-weight-asian="bold" style:font-weight-complex="bold"/>
    </style:style>
    <style:style style:name="P33" style:family="paragraph" style:parent-style-name="Table_20_Contents">
      <style:text-properties fo:font-weight="bold" officeooo:rsid="004414fc" officeooo:paragraph-rsid="004414fc" style:font-weight-asian="bold" style:font-weight-complex="bold"/>
    </style:style>
    <style:style style:name="P34" style:family="paragraph" style:parent-style-name="Table_20_Contents">
      <style:text-properties officeooo:rsid="0011e9ab" officeooo:paragraph-rsid="0011e9ab"/>
    </style:style>
    <style:style style:name="P35" style:family="paragraph" style:parent-style-name="Table_20_Contents">
      <style:text-properties officeooo:rsid="003631f0" officeooo:paragraph-rsid="003631f0"/>
    </style:style>
    <style:style style:name="P36" style:family="paragraph" style:parent-style-name="Table_20_Contents">
      <style:text-properties officeooo:rsid="0037c4d0" officeooo:paragraph-rsid="0037c4d0"/>
    </style:style>
    <style:style style:name="P37" style:family="paragraph" style:parent-style-name="Table_20_Contents">
      <style:text-properties officeooo:rsid="0007b222" officeooo:paragraph-rsid="0007b222"/>
    </style:style>
    <style:style style:name="P38" style:family="paragraph" style:parent-style-name="Table_20_Contents">
      <style:text-properties officeooo:rsid="003cd6f3" officeooo:paragraph-rsid="003cd6f3"/>
    </style:style>
    <style:style style:name="P39" style:family="paragraph" style:parent-style-name="Table_20_Contents">
      <style:text-properties officeooo:rsid="003e255e" officeooo:paragraph-rsid="003e255e"/>
    </style:style>
    <style:style style:name="P40" style:family="paragraph" style:parent-style-name="Table_20_Contents">
      <style:text-properties officeooo:rsid="00409b8a" officeooo:paragraph-rsid="00409b8a"/>
    </style:style>
    <style:style style:name="P41" style:family="paragraph" style:parent-style-name="Table_20_Contents">
      <style:text-properties officeooo:rsid="004ac993" officeooo:paragraph-rsid="004ac993"/>
    </style:style>
    <style:style style:name="P42" style:family="paragraph" style:parent-style-name="Table_20_Contents">
      <style:text-properties officeooo:rsid="004b15fe" officeooo:paragraph-rsid="004b15fe"/>
    </style:style>
    <style:style style:name="P43" style:family="paragraph" style:parent-style-name="Table_20_Contents">
      <style:text-properties officeooo:rsid="004eb9d0" officeooo:paragraph-rsid="004eb9d0"/>
    </style:style>
    <style:style style:name="T1" style:family="text">
      <style:text-properties officeooo:rsid="000efa27"/>
    </style:style>
    <style:style style:name="T2" style:family="text">
      <style:text-properties officeooo:rsid="00108f7a"/>
    </style:style>
    <style:style style:name="T3" style:family="text">
      <style:text-properties officeooo:rsid="00133828"/>
    </style:style>
    <style:style style:name="T4" style:family="text">
      <style:text-properties officeooo:rsid="00156cd6"/>
    </style:style>
    <style:style style:name="T5" style:family="text">
      <style:text-properties style:text-position="super 58%"/>
    </style:style>
    <style:style style:name="T6" style:family="text">
      <style:text-properties style:text-position="super 58%" officeooo:rsid="00156cd6"/>
    </style:style>
    <style:style style:name="T7" style:family="text">
      <style:text-properties style:text-position="super 58%" officeooo:rsid="00238eb2"/>
    </style:style>
    <style:style style:name="T8" style:family="text">
      <style:text-properties officeooo:rsid="0016fbef"/>
    </style:style>
    <style:style style:name="T9" style:family="text">
      <style:text-properties officeooo:rsid="001766cb"/>
    </style:style>
    <style:style style:name="T10" style:family="text">
      <style:text-properties officeooo:rsid="0018a197"/>
    </style:style>
    <style:style style:name="T11" style:family="text">
      <style:text-properties officeooo:rsid="00198966"/>
    </style:style>
    <style:style style:name="T12" style:family="text">
      <style:text-properties officeooo:rsid="001cc4c0"/>
    </style:style>
    <style:style style:name="T13" style:family="text">
      <style:text-properties officeooo:rsid="001da1f9"/>
    </style:style>
    <style:style style:name="T14" style:family="text">
      <style:text-properties officeooo:rsid="0020236a"/>
    </style:style>
    <style:style style:name="T15" style:family="text">
      <style:text-properties officeooo:rsid="0021a73d"/>
    </style:style>
    <style:style style:name="T16" style:family="text">
      <style:text-properties officeooo:rsid="00238eb2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1b23ad" style:font-weight-asian="bold" style:font-weight-complex="bold"/>
    </style:style>
    <style:style style:name="T19" style:family="text">
      <style:text-properties fo:font-weight="bold" officeooo:rsid="001f8574" style:font-weight-asian="bold" style:font-weight-complex="bold"/>
    </style:style>
    <style:style style:name="T20" style:family="text">
      <style:text-properties fo:font-weight="bold" officeooo:rsid="00266d1b" style:font-weight-asian="bold" style:font-weight-complex="bold"/>
    </style:style>
    <style:style style:name="T21" style:family="text">
      <style:text-properties officeooo:rsid="0027ac07"/>
    </style:style>
    <style:style style:name="T22" style:family="text">
      <style:text-properties officeooo:rsid="00283b42"/>
    </style:style>
    <style:style style:name="T23" style:family="text">
      <style:text-properties officeooo:rsid="0029d0d4"/>
    </style:style>
    <style:style style:name="T24" style:family="text">
      <style:text-properties officeooo:rsid="002b2fd8"/>
    </style:style>
    <style:style style:name="T25" style:family="text">
      <style:text-properties officeooo:rsid="002b844e"/>
    </style:style>
    <style:style style:name="T26" style:family="text">
      <style:text-properties officeooo:rsid="0031416a"/>
    </style:style>
    <style:style style:name="T27" style:family="text">
      <style:text-properties officeooo:rsid="0038dd65"/>
    </style:style>
    <style:style style:name="T28" style:family="text">
      <style:text-properties officeooo:rsid="003e255e"/>
    </style:style>
    <style:style style:name="T29" style:family="text">
      <style:text-properties officeooo:rsid="003fa1d2"/>
    </style:style>
    <style:style style:name="T30" style:family="text">
      <style:text-properties officeooo:rsid="00409b8a"/>
    </style:style>
    <style:style style:name="T31" style:family="text">
      <style:text-properties officeooo:rsid="0042312c"/>
    </style:style>
    <style:style style:name="T32" style:family="text">
      <style:text-properties officeooo:rsid="00446c12"/>
    </style:style>
    <style:style style:name="T33" style:family="text">
      <style:text-properties officeooo:rsid="00466be2"/>
    </style:style>
    <style:style style:name="T34" style:family="text">
      <style:text-properties officeooo:rsid="0046b820"/>
    </style:style>
    <style:style style:name="T35" style:family="text">
      <style:text-properties officeooo:rsid="004708be"/>
    </style:style>
    <style:style style:name="T36" style:family="text">
      <style:text-properties officeooo:rsid="00487293"/>
    </style:style>
    <style:style style:name="T37" style:family="text">
      <style:text-properties officeooo:rsid="004999c6"/>
    </style:style>
    <style:style style:name="T38" style:family="text">
      <style:text-properties officeooo:rsid="004cd362"/>
    </style:style>
    <style:style style:name="T39" style:family="text">
      <style:text-properties officeooo:rsid="0050983d"/>
    </style:style>
    <style:style style:name="T40" style:family="text">
      <style:text-properties officeooo:rsid="00515ed9"/>
    </style:style>
    <style:style style:name="T41" style:family="text">
      <style:text-properties officeooo:rsid="00516d80"/>
    </style:style>
    <style:style style:name="T42" style:family="text">
      <style:text-properties officeooo:rsid="0052ef0e"/>
    </style:style>
    <style:style style:name="T43" style:family="text">
      <style:text-properties officeooo:rsid="00534446"/>
    </style:style>
    <style:style style:name="T44" style:family="text">
      <style:text-properties officeooo:rsid="0054b46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7">ModusEsse – </text:span><text:span text:style-name="T18">Crypto-Science</text:span><text:span text:style-name="T17"> concluding concept/</text:span><text:span text:style-name="T20">principles</text:span><text:span text:style-name="T17"> </text:span><text:span text:style-name="T19">consensus </text:span><text:span text:style-name="T17">paper</text:span> draft 1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Opening</text:p>
          </table:table-cell>
          <table:table-cell table:style-name="Table1.B1" office:value-type="string">
            <text:p text:style-name="P3">ModusEsse is <text:span text:style-name="T21">a</text:span> <text:span text:style-name="T12">crytpo-science protocol to </text:span>provide a signal for the creation, dissemination and application of <text:span text:style-name="T32">information</text:span> <text:span text:style-name="T26">to augment the intelligence of beings</text:span>.</text:p>
          </table:table-cell>
        </table:table-row>
        <table:table-row>
          <table:table-cell table:style-name="Table1.A2" office:value-type="string">
            <text:p text:style-name="P22">Short version</text:p>
          </table:table-cell>
          <table:table-cell table:style-name="Table1.B2" office:value-type="string">
            <text:p text:style-name="P24">ModusEsse is <text:span text:style-name="T21">a</text:span> <text:span text:style-name="T12">crytpo-science protocol for the application of</text:span> <text:span text:style-name="T32">information</text:span> <text:span text:style-name="T26">to augment the intelligence of beings</text:span>.</text:p>
          </table:table-cell>
        </table:table-row>
        <table:table-row>
          <table:table-cell table:style-name="Table1.A2" office:value-type="string">
            <text:p text:style-name="P3">G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James</text:p>
          </table:table-cell>
          <table:table-cell table:style-name="Table1.B2" office:value-type="string">
            <text:p text:style-name="P17">A <text:span text:style-name="T33">protocol to facility scienfitic information to all participants</text:span>, decentralized technology <text:span text:style-name="T22">protocol</text:span>, accessible to all. <text:span text:style-name="T13">Crypto-money bitcion, crypto-law ethereum, crypto-science modusEsse <text:s/>Stage one existing science built into protocol, then current research and experimental.</text:span></text:p>
          </table:table-cell>
        </table:table-row>
        <table:table-row>
          <table:table-cell table:style-name="Table1.A2" office:value-type="string">
            <text:p text:style-name="P3">Joseph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Consensus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Breakdown of parts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Signal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G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James</text:p>
          </table:table-cell>
          <table:table-cell table:style-name="Table1.B2" office:value-type="string">
            <text:p text:style-name="P15">A guidance/motivation <text:span text:style-name="T14">indicator </text:span>for all beings to be connected with knowledge that will impact their world with the greatest certainty of cause and effect.</text:p>
            <text:p text:style-name="P15"/>
            <text:p text:style-name="P16">Be bold and clear. <text:s/>A post money, post subject<text:span text:style-name="T14">ive</text:span> value 'pricing' <text:span text:style-name="T8">mechanism</text:span> that could lead up to full Doug Engelbart's vision and post that <text:span text:style-name="T14">to </text:span>creation of post human being(s).</text:p>
          </table:table-cell>
        </table:table-row>
        <table:table-row>
          <table:table-cell table:style-name="Table1.A2" office:value-type="string">
            <text:p text:style-name="P3">Joseph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Consensus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<text:span text:style-name="T34">Scientific information</text:span>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G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James</text:p>
          </table:table-cell>
          <table:table-cell table:style-name="Table1.B2" office:value-type="string">
            <text:p text:style-name="P14">Given a specific context, the application provides a universal outcome.</text:p>
          </table:table-cell>
        </table:table-row>
        <table:table-row>
          <table:table-cell table:style-name="Table1.A2" office:value-type="string">
            <text:p text:style-name="P3">Joseph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Consensus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Creation</text:p>
          </table:table-cell>
          <table:table-cell table:style-name="Table1.B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P3">G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James</text:p>
          </table:table-cell>
          <table:table-cell table:style-name="Table1.B2" office:value-type="string">
            <text:p text:style-name="P14">New theories/<text:span text:style-name="T15">hypothesis</text:span>/<text:span text:style-name="T1">ideas/model/computation etc</text:span> behind a <text:span text:style-name="T1">scientific</text:span> model. <text:span text:style-name="T2">Connection of beings with different hard knowledge most applicable given context.</text:span></text:p>
          </table:table-cell>
        </table:table-row>
        <table:table-row>
          <table:table-cell table:style-name="Table1.A2" office:value-type="string">
            <text:p text:style-name="P3">Joseph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Consensus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Dissemination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G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James</text:p>
          </table:table-cell>
          <table:table-cell table:style-name="Table1.B2" office:value-type="string">
            <text:p text:style-name="P18">Decentralized technology protocol where mathematics provides the backstop of trust (no human subjectivity).</text:p>
          </table:table-cell>
        </table:table-row>
        <table:table-row>
          <table:table-cell table:style-name="Table1.A2" office:value-type="string">
            <text:p text:style-name="P3">Joseph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Consensus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Application<text:span text:style-name="T23">(motor)</text:span>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G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James</text:p>
          </table:table-cell>
          <table:table-cell table:style-name="Table1.B2" office:value-type="string">
            <text:p text:style-name="P13">Give the ability for any human to consume the <text:span text:style-name="T35">information/</text:span>knowledge or use other technology or humans or robots to perform or carry out the knowledge <text:span text:style-name="T15">on their behalf</text:span>.</text:p>
          </table:table-cell>
        </table:table-row>
        <table:table-row>
          <table:table-cell table:style-name="Table1.A2" office:value-type="string">
            <text:p text:style-name="P3">Joseph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Consensus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<text:span text:style-name="T27">Computation/</text:span>Calculation of Signal (see technical paper for details)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G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James</text:p>
          </table:table-cell>
          <table:table-cell table:style-name="Table1.B2" office:value-type="string">
            <text:p text:style-name="P18">Puts forward an idea and a gut feel on how to achieve this mathematically. <text:s/>The idea is that a universal algebraic probability calculation can be made based on the complexity of the hard knowledge know or unknown. <text:s/><text:span text:style-name="T3">Previous</text:span> mathematics has shown how computation<text:span text:style-name="T15">al</text:span> complexity can be measured given certain conditions. <text:s/>He believe<text:span text:style-name="T15">s</text:span> such a <text:span text:style-name="T3">computational</text:span> <text:span text:style-name="T3">mathematical</text:span> framework can be <text:span text:style-name="T3">discovered</text:span> and <text:span text:style-name="T3">applied</text:span> and thus making it at the heart of ModusEsse <text:span text:style-name="T15">protocol</text:span>.</text:p>
          </table:table-cell>
        </table:table-row>
        <table:table-row>
          <table:table-cell table:style-name="Table1.A2" office:value-type="string">
            <text:p text:style-name="P3">Joseph</text:p>
          </table:table-cell>
          <table:table-cell table:style-name="Table1.B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6">Consensus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8">Augmented intelligence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G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James</text:p>
          </table:table-cell>
          <table:table-cell table:style-name="Table1.B2" office:value-type="string">
            <text:p text:style-name="P35">Not only does the protocol have to establish a universal platform for a <text:span text:style-name="T36">decentralized</text:span> exchange of scientific information, at the individual level this requires personalized to the individual beings life.</text:p>
          </table:table-cell>
        </table:table-row>
        <table:table-row>
          <table:table-cell table:style-name="Table1.A2" office:value-type="string">
            <text:p text:style-name="P3">Joseph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7">Consensus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8">Being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G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James</text:p>
          </table:table-cell>
          <table:table-cell table:style-name="Table1.B2" office:value-type="string">
            <text:p text:style-name="P35">Available to all live forms human or other.</text:p>
          </table:table-cell>
        </table:table-row>
        <table:table-row>
          <table:table-cell table:style-name="Table1.A2" office:value-type="string">
            <text:p text:style-name="P3">Joseph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7">Consensus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  <text:p text:style-name="P3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ADOPTION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1">Opening</text:p>
          </table:table-cell>
          <table:table-cell table:style-name="Table1.B2" office:value-type="string">
            <text:p text:style-name="P11">The ModusEsse project does not require all humans to <text:span text:style-name="T16">participate but all will have free access to do so at all times.</text:span> <text:s/>The key starting humans are those publishing scientific research and citizen science enthusiasts and those involve<text:span text:style-name="T24">d</text:span> in the manufacturing of sensor for the former two categories of humans <text:span text:style-name="T16">and computation software coders</text:span>.</text:p>
          </table:table-cell>
        </table:table-row>
        <table:table-row>
          <table:table-cell table:style-name="Table1.A2" office:value-type="string">
            <text:p text:style-name="P3">G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James</text:p>
          </table:table-cell>
          <table:table-cell table:style-name="Table1.B2" office:value-type="string">
            <text:p text:style-name="P21">Give tools to make current and historical research <text:span text:style-name="T25">dynamically</text:span> applicable to other <text:span text:style-name="T25">researchers</text:span> and all in the network. <text:s/>Dapp developers to help with the <text:span text:style-name="T25">computational</text:span> model software coding e.g. code F=ma equation with supporting data in different contexts.</text:p>
          </table:table-cell>
        </table:table-row>
        <table:table-row>
          <table:table-cell table:style-name="Table1.A2" office:value-type="string">
            <text:p text:style-name="P3">Joseph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Consensus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Scientific researcher</text:p>
          </table:table-cell>
          <table:table-cell table:style-name="Table1.B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3">G</text:p>
          </table:table-cell>
          <table:table-cell table:style-name="Table1.B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P3">James</text:p>
          </table:table-cell>
          <table:table-cell table:style-name="Table1.B2" office:value-type="string">
            <text:p text:style-name="P12">Wins by connecting better with other scientific research, higher Signal (essecoin) value better chance of increasing funding, better connect with wider citizen science community and access to their data.</text:p>
          </table:table-cell>
        </table:table-row>
        <table:table-row>
          <table:table-cell table:style-name="Table1.A2" office:value-type="string">
            <text:p text:style-name="P3">Joseph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Consensus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Citizen Scientist</text:p>
          </table:table-cell>
          <table:table-cell table:style-name="Table1.B2" office:value-type="string">
            <text:p text:style-name="P11">.</text:p>
          </table:table-cell>
        </table:table-row>
        <table:table-row>
          <table:table-cell table:style-name="Table1.A2" office:value-type="string">
            <text:p text:style-name="P3">G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James</text:p>
          </table:table-cell>
          <table:table-cell table:style-name="Table1.B2" office:value-type="string">
            <text:p text:style-name="P13">There model of science will have to attain same level of 'hard' knowledge as the researchers</text:p>
          </table:table-cell>
        </table:table-row>
        <table:table-row>
          <table:table-cell table:style-name="Table1.A2" office:value-type="string">
            <text:p text:style-name="P3">Joseph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Consensus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1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>Sensor manufacturers</text:p>
          </table:table-cell>
          <table:table-cell table:style-name="Table1.B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3">G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James</text:p>
          </table:table-cell>
          <table:table-cell table:style-name="Table1.B2" office:value-type="string">
            <text:p text:style-name="P13">Application of 'hard' knowledge in terms of physical technology to provide better granularity of measurement to test theories against.</text:p>
          </table:table-cell>
        </table:table-row>
        <table:table-row>
          <table:table-cell table:style-name="Table1.A2" office:value-type="string">
            <text:p text:style-name="P3">Joseph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Consensus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B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0">Dapp developers</text:p>
          </table:table-cell>
          <table:table-cell table:style-name="Table1.B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3">G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James</text:p>
          </table:table-cell>
          <table:table-cell table:style-name="Table1.B2" office:value-type="string">
            <text:p text:style-name="P21">Kudos of being first to apply existing science laws on the protocol.</text:p>
          </table:table-cell>
        </table:table-row>
        <table:table-row>
          <table:table-cell table:style-name="Table1.A2" office:value-type="string">
            <text:p text:style-name="P3">Joseph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Consensus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B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B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31">TECHNOLOGY</text:p>
          </table:table-cell>
          <table:table-cell table:style-name="Table1.B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29">Hardware (computation)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G</text:p>
          </table:table-cell>
          <table:table-cell table:style-name="Table1.B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P3">James</text:p>
          </table:table-cell>
          <table:table-cell table:style-name="Table1.B2" office:value-type="string">
            <text:p text:style-name="P36">Today technological – computer hardware application of intelligent systems, machine learning or AI progra<text:span text:style-name="T31">ms</text:span> are based on a centralized computer or cloud computer infrastructure. <text:s/>ModusEsse takes the complete opposite stance, a decentralized, local compute and network computation resource that can do complex calculations fast locally.</text:p>
          </table:table-cell>
        </table:table-row>
        <table:table-row>
          <table:table-cell table:style-name="Table1.A2" office:value-type="string">
            <text:p text:style-name="P3">Joseph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7">Consensus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B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31">SOFTWARE</text:p>
          </table:table-cell>
          <table:table-cell table:style-name="Table1.B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32">Data</text:p>
          </table:table-cell>
          <table:table-cell table:style-name="Table1.B2" office:value-type="string">
            <text:p text:style-name="P38">Source, semantics, <text:span text:style-name="T28">computation</text:span></text:p>
          </table:table-cell>
        </table:table-row>
        <table:table-row>
          <table:table-cell table:style-name="Table1.A2" office:value-type="string">
            <text:p text:style-name="P3">G</text:p>
          </table:table-cell>
          <table:table-cell table:style-name="Table1.B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3">James</text:p>
          </table:table-cell>
          <table:table-cell table:style-name="Table1.B2" office:value-type="string">
            <text:p text:style-name="P38">Without trusted data the ModusEsse protocol can not function. <text:s/>To establish trust in data a new mechanism will be created where sensor data (computation [code] and semantics coming in stage two and three) is encrypted directly and put on an individuals blockchain and linked to a public blockchain (in theory any established blockchain).</text:p>
            <text:p text:style-name="P38"/>
            <text:p text:style-name="P39">Semantics – currently how humans communicate and apply knowledge i.e. requires a brain. <text:s/>When the protocol state it is for all beings then the significance of semantics and importance becomes less clear.</text:p>
            <text:p text:style-name="P39"/>
            <text:p text:style-name="P39">Computation – the data that creates software progra<text:span text:style-name="T31">m</text:span>s and <text:span text:style-name="T36">the</text:span> stack that supports it.</text:p>
          </table:table-cell>
        </table:table-row>
        <table:table-row>
          <table:table-cell table:style-name="Table1.A2" office:value-type="string">
            <text:p text:style-name="P3">Joseph</text:p>
          </table:table-cell>
          <table:table-cell table:style-name="Table1.B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27">Consensus</text:p>
          </table:table-cell>
          <table:table-cell table:style-name="Table1.B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B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32">Computation</text:p>
          </table:table-cell>
          <table:table-cell table:style-name="Table1.B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3">G</text:p>
          </table:table-cell>
          <table:table-cell table:style-name="Table1.B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3">James</text:p>
          </table:table-cell>
          <table:table-cell table:style-name="Table1.B2" office:value-type="string">
            <text:p text:style-name="P38">How can we trust the computation or modeling of the scientific information in software? <text:span text:style-name="T29">That is e.g. a statical statistic presented should give us the same result regardless whether the software is written in any language, computer hardware or operating system or device etc.</text:span></text:p>
            <text:p text:style-name="P38"/>
          </table:table-cell>
        </table:table-row>
        <table:table-row>
          <table:table-cell table:style-name="Table1.A2" office:value-type="string">
            <text:p text:style-name="P3"><text:span text:style-name="T30">J</text:span>oseph</text:p>
          </table:table-cell>
          <table:table-cell table:style-name="Table1.B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27">Consensus</text:p>
          </table:table-cell>
          <table:table-cell table:style-name="Table1.B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B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32">Peer to peer data/compute</text:p>
          </table:table-cell>
          <table:table-cell table:style-name="Table1.B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3">G</text:p>
          </table:table-cell>
          <table:table-cell table:style-name="Table1.B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3">James</text:p>
          </table:table-cell>
          <table:table-cell table:style-name="Table1.B2" office:value-type="string">
            <text:p text:style-name="P40">Given all the intelligence lies at the edge then how does the protocol achieve the combing of data or computation resources in a trusted and timely manner?</text:p>
            <text:p text:style-name="P40"><text:soft-page-break/></text:p>
            <text:p text:style-name="P40">The use of the blockchain and transparent ledger will show the audit trail of the combination of data to which computational D<text:span text:style-name="T37">L</text:span>app. <text:s/>Given the <text:span text:style-name="T37">per-requisite</text:span> for will have been the <text:span text:style-name="T37">encryption</text:span> of source data on to a <text:span text:style-name="T37">individual</text:span> blockchain first and this second (peer network or public reputation) entry on a blockchain provides an incentive.</text:p>
            <text:p text:style-name="P40"/>
            <text:p text:style-name="P40">If a computation progr<text:span text:style-name="T31">am</text:span> is split across many peer how can we be sure each participant is running the same valid code? <text:span text:style-name="T31">This is addressed by the notion that is no separate computational machine <text:s/>i.e. one total machine is create but a share virtual machine (VM) being created by the network of peers</text:span></text:p>
          </table:table-cell>
        </table:table-row>
        <table:table-row>
          <table:table-cell table:style-name="Table1.A2" office:value-type="string">
            <text:p text:style-name="P3">Joseph</text:p>
          </table:table-cell>
          <table:table-cell table:style-name="Table1.B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27">Consensus</text:p>
          </table:table-cell>
          <table:table-cell table:style-name="Table1.B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B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B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B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B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9">FUNDING transition</text:p>
          </table:table-cell>
          <table:table-cell table:style-name="Table1.B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3">G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James</text:p>
          </table:table-cell>
          <table:table-cell table:style-name="Table1.B2" office:value-type="string">
            <text:p text:style-name="P19">Get lucky is how the world currently works. <text:s/>I do not want to live on that basis. Combination of cash <text:span text:style-name="T9">liquidity</text:span> fiat or cryto that allows me to live anywhere I want and <text:span text:style-name="T4">devote</text:span> all my time to ModusEsse.</text:p>
            <text:p text:style-name="P19"/>
            <text:p text:style-name="P19">By <text:span text:style-name="T4">9</text:span><text:span text:style-name="T6">th</text:span><text:span text:style-name="T4"> October, signed off on this conceptual document or agree a consensus will take more time or even that it is unlikely to be achieved.</text:span></text:p>
            <text:p text:style-name="P19"/>
            <text:p text:style-name="P20">Given agreement</text:p>
            <text:p text:style-name="P20">Pre-crowd funding base<text:span text:style-name="T9">d</text:span> on idea and two white paper<text:span text:style-name="T9">s</text:span> concluded by 31 Oct.</text:p>
            <text:p text:style-name="P20">30 day crowd funding project <text:span text:style-name="T10">concluded</text:span> by 30<text:span text:style-name="T5">th</text:span> November.</text:p>
            <text:p text:style-name="P20"/>
            <text:p text:style-name="P20">If success<text:span text:style-name="T16">ful</text:span>, set out road map for stage of ModusEsse full time commitment.</text:p>
            <text:p text:style-name="P20"/>
            <text:p text:style-name="P20">If not. Then join either ethereum project or amiigo on a contract basis, worst outcome, fi<text:span text:style-name="T11">nd</text:span> any work in London for 3-6 month to pay for 3month <text:span text:style-name="T11">trip</text:span> to Silicon Valley during 2015 where basis of cryptoIPO for modueEsse will be finalized <text:span text:style-name="T16">4</text:span><text:span text:style-name="T7">th</text:span><text:span text:style-name="T16"> quarter 2015</text:span>.</text:p>
          </table:table-cell>
        </table:table-row>
        <table:table-row>
          <table:table-cell table:style-name="Table1.A2" office:value-type="string">
            <text:p text:style-name="P3">Joseph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Consensus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3">TIMETABLE</text:p>
          </table:table-cell>
          <table:table-cell table:style-name="Table1.B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P41">Four areas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1"><text:span text:style-name="T40">2</text:span> D<text:span text:style-name="T43">L</text:span>apps</text:p>
          </table:table-cell>
          <table:table-cell table:style-name="Table1.B2" office:value-type="string">
            <text:p text:style-name="P42">AGI contract VM computation proof, <text:span text:style-name="T44">individual context practical</text:span></text:p>
          </table:table-cell>
        </table:table-row>
        <table:table-row>
          <table:table-cell table:style-name="Table1.A2" office:value-type="string">
            <text:p text:style-name="P41"><text:span text:style-name="T40">1</text:span> sensor-blockchain</text:p>
          </table:table-cell>
          <table:table-cell table:style-name="Table1.B2" office:value-type="string">
            <text:p text:style-name="P42">Capture, own use, peer to peer use, blockchain (get on and or make blockchain)</text:p>
            <text:p text:style-name="P43">(real data made up data, <text:span text:style-name="T41">contract mutable, mapping to contract, verify, compliance</text:span>, secure data, computable, contractable, <text:span text:style-name="T42">sensorAPI(IofT)</text:span>)</text:p>
          </table:table-cell>
        </table:table-row>
        <table:table-row>
          <table:table-cell table:style-name="Table1.A2" office:value-type="string">
            <text:p text:style-name="P41">3 Outreach</text:p>
          </table:table-cell>
          <table:table-cell table:style-name="Table1.B2" office:value-type="string">
            <text:p text:style-name="P42">Build team – ethereum, maidsafe, open science, <text:span text:style-name="T38">documentation, use help</text:span></text:p>
          </table:table-cell>
        </table:table-row>
        <table:table-row>
          <table:table-cell table:style-name="Table1.A2" office:value-type="string">
            <text:p text:style-name="P41">4 Adoption</text:p>
          </table:table-cell>
          <table:table-cell table:style-name="Table1.B2" office:value-type="string">
            <text:p text:style-name="P42">Climate/environment<text:span text:style-name="T39">(citizen science, open lab new york example see revoluation to share again)</text:span>, QS, tech stack, (rest of stuff happens in world)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5T19:39:28.507422890</meta:creation-date>
    <dc:date>2014-10-09T18:21:59.177959969</dc:date>
    <meta:editing-duration>P6DT19H6M8S</meta:editing-duration>
    <meta:editing-cycles>76</meta:editing-cycles>
    <meta:generator>LibreOffice/4.2.6.3$Linux_X86_64 LibreOffice_project/420m0$Build-3</meta:generator>
    <meta:document-statistic meta:table-count="1" meta:image-count="0" meta:object-count="0" meta:page-count="7" meta:paragraph-count="147" meta:word-count="1153" meta:character-count="7472" meta:non-whitespace-character-count="6448"/>
  </office:meta>
</office:document-meta>
</file>